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public-property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public-property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983">
            <text:p>49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ichmond Office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oanoke Office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5">
            <text:p>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46">
            <text:p>10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34">
            <text:p>4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2">
            <text:p>1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59">
            <text:p>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57">
            <text:p>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">
            <text:p>5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447">
            <text:p>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43">
            <text:p>3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5">
            <text:p>1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6">
            <text:p>8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6">
            <text:p>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2">
            <text:p>10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4">
            <text:p>3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78">
            <text:p>5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89">
            <text:p>3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56">
            <text:p>1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56">
            <text:p>1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1">
            <text:p>55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57">
            <text:p>3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57">
            <text:p>3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17">
            <text:p>5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87">
            <text:p>15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66">
            <text:p>5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53">
            <text:p>6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5">
            <text:p>3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5">
            <text:p>13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251">
            <text:p>2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6">
            <text:p>110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692">
            <text:p>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69">
            <text:p>1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8">
            <text:p>87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523">
            <text:p>5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4068">
            <text:p>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public-property-vir" style:display-name="PageStyle_hate-crimes-public-property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